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133.54pt"/>
    </style:style>
    <style:style style:name="co7" style:family="table-column">
      <style:table-column-properties fo:break-before="auto" style:column-width="223.09pt"/>
    </style:style>
    <style:style style:name="co8" style:family="table-column">
      <style:table-column-properties fo:break-before="auto" style:column-width="87.99pt"/>
    </style:style>
    <style:style style:name="co9" style:family="table-column">
      <style:table-column-properties fo:break-before="auto" style:column-width="98.79pt"/>
    </style:style>
    <style:style style:name="co10" style:family="table-column">
      <style:table-column-properties fo:break-before="auto" style:column-width="218.44pt"/>
    </style:style>
    <style:style style:name="co11" style:family="table-column">
      <style:table-column-properties fo:break-before="auto" style:column-width="150.49pt"/>
    </style:style>
    <style:style style:name="co12" style:family="table-column">
      <style:table-column-properties fo:break-before="auto" style:column-width="116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20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padding-bottom="0.99pt" fo:padding-left="7.99pt" fo:padding-right="0.99pt" fo:padding-top="0.99pt" style:vertical-align="automatic"/>
    </style:style>
    <style:style style:name="ce25" style:family="table-cell" style:parent-style-name="Default">
      <style:table-cell-properties fo:padding-bottom="0.99pt" fo:padding-left="7.99pt" fo:padding-right="0.99pt" fo:padding-top="0.99pt" style:vertical-align="automatic"/>
      <style:text-properties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padding-bottom="0.99pt" fo:padding-left="7.99pt" fo:padding-right="0.99pt" fo:padding-top="0.99pt"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border-bottom="0.74pt solid #000000" fo:border-left="none" fo:border-right="none" fo:border-top="none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order-left="0.74pt solid #000000" fo:border-right="none" fo:border-top="none"/>
    </style:style>
    <style:style style:name="ce3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pt"/>
    </style:style>
    <style:style style:name="ce35" style:family="table-cell" style:parent-style-name="Default">
      <style:table-cell-properties fo:border-bottom="none" fo:border-left="0.74pt solid #000000" fo:border-right="none" fo:border-top="none"/>
    </style:style>
    <style:style style:name="ce36" style:family="table-cell" style:parent-style-name="Default">
      <style:table-cell-properties fo:border-bottom="none" fo:border-left="0.74pt solid #000000" fo:border-right="none" fo:border-top="none"/>
      <style:text-properties style:text-underline-style="none"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pt"/>
    </style:style>
    <style:style style:name="ce38" style:family="table-cell" style:parent-style-name="Default">
      <style:table-cell-properties fo:border-bottom="0.74pt solid #000000" fo:border-left="0.74pt solid #000000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" style:family="table-cell" style:parent-style-name="Default">
      <style:table-cell-properties fo:border-bottom="0.74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files" table:style-name="ta1">
        <office:forms form:automatic-focus="false" form:apply-design-mode="false"/>
        <table:shapes>
          <draw:frame draw:z-index="0" draw:style-name="gr1" draw:text-style-name="P1" svg:width="537.62pt" svg:height="255.32pt" svg:x="765.47pt" svg:y="20.32pt">
            <draw:object draw:notify-on-update-of-ranges="Profiles.B4:Profiles.F4 Profiles.A5:Profiles.A5 Profiles.B5:Profiles.F5 Profiles.A6:Profiles.A6 Profiles.B6:Profiles.F6 Profiles.A7:Profiles.A7 Profiles.B7:Profiles.F7 Profiles.A8:Profiles.A8 Profiles.B8:Profiles.F8 Profiles.A9:Profiles.A9 Profiles.B9:Profiles.F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63pt" svg:height="255.26pt" svg:x="841.21pt" svg:y="328.42pt">
            <draw:object draw:notify-on-update-of-ranges="Profiles.B28:Profiles.H28 Profiles.A29:Profiles.A29 Profiles.B29:Profiles.H29 Profiles.A30:Profiles.A30 Profiles.B30:Profiles.H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63pt" svg:height="255.26pt" svg:x="817.77pt" svg:y="645.42pt">
            <draw:object draw:notify-on-update-of-ranges="Profiles.B50:Profiles.E50 Profiles.A51:Profiles.A51 Profiles.B51:Profiles.E51 Profiles.A52:Profiles.A52 Profiles.B52:Profiles.E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63pt" svg:height="255.26pt" svg:x="827.77pt" svg:y="957.91pt">
            <draw:object draw:notify-on-update-of-ranges="Profiles.B78:Profiles.F78 Profiles.A79:Profiles.A79 Profiles.B79:Profiles.F79 Profiles.A80:Profiles.A80 Profiles.B80:Profiles.F80 Profiles.A81:Profiles.A81 Profiles.B81:Profiles.F81 Profiles.A82:Profiles.A82 Profiles.B82:Profiles.F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63pt" svg:height="255.26pt" svg:x="852.75pt" svg:y="1232.02pt">
            <draw:object draw:notify-on-update-of-ranges="Profiles.B96:Profiles.C96 Profiles.A97:Profiles.A97 Profiles.B97:Profiles.C97 Profiles.A98:Profiles.A98 Profiles.B98:Profiles.C9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/>
          <table:table-cell table:style-name="ce6"/>
          <table:table-cell table:number-columns-repeated="5"/>
        </table:table-row>
        <table:table-row table:style-name="ro2">
          <table:table-cell table:style-name="ce4" office:value-type="string" calcext:value-type="string">
            <text:p>Matrix</text:p>
          </table:table-cell>
          <table:table-cell table:style-name="ce7"/>
          <table:table-cell table:number-columns-repeated="5"/>
        </table:table-row>
        <table:table-row table:style-name="ro1">
          <table:table-cell table:number-columns-repeated="6"/>
          <table:table-cell table:style-name="ce9" office:value-type="string" calcext:value-type="string">
            <text:p>NB pi3 -d=576</text:p>
          </table:table-cell>
        </table:table-row>
        <table:table-row table:style-name="ro1">
          <table:table-cell office:value-type="string" calcext:value-type="string">
            <text:p>Platform</text:p>
          </table:table-cell>
          <table:table-cell table:style-name="ce6" office:value-type="string" calcext:value-type="string">
            <text:p>cpu</text:p>
          </table:table-cell>
          <table:table-cell table:style-name="ce6" office:value-type="string" calcext:value-type="string">
            <text:p>dotvector</text:p>
          </table:table-cell>
          <table:table-cell office:value-type="string" calcext:value-type="string">
            <text:p>1248 rotate</text:p>
          </table:table-cell>
          <table:table-cell office:value-type="string" calcext:value-type="string">
            <text:p>prefetch</text:p>
          </table:table-cell>
          <table:table-cell office:value-type="string" calcext:value-type="string">
            <text:p>8 QPUs</text:p>
          </table:table-cell>
          <table:table-cell office:value-type="string" calcext:value-type="string">
            <text:p>12 QPUs</text:p>
          </table:table-cell>
        </table:table-row>
        <table:table-row table:style-name="ro1">
          <table:table-cell office:value-type="string" calcext:value-type="string">
            <text:p>Intel I7</text:p>
          </table:table-cell>
          <table:table-cell table:style-name="ce15" table:formula="of:=[$Timing.F17]" office:value-type="float" office:value="3.092124" calcext:value-type="float">
            <text:p>3.092124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Pi3 dummy</text:p>
          </table:table-cell>
          <table:table-cell table:style-name="ce15" table:number-columns-repeated="2"/>
          <table:table-cell table:style-name="ce15" table:formula="of:=[$Timing.F30]" office:value-type="float" office:value="4.431674" calcext:value-type="float">
            <text:p>4.431674</text:p>
          </table:table-cell>
          <table:table-cell office:value-type="float" office:value="4.430315" calcext:value-type="float">
            <text:p>4.430315</text:p>
          </table:table-cell>
          <table:table-cell office:value-type="float" office:value="0.51924" calcext:value-type="float">
            <text:p>0.51924</text:p>
          </table:table-cell>
          <table:table-cell office:value-type="float" office:value="0.449125" calcext:value-type="float">
            <text:p>0.449125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style-name="ce15" table:formula="of:=[$Timing.F25]" office:value-type="float" office:value="108.644453" calcext:value-type="float">
            <text:p>108.644453</text:p>
          </table:table-cell>
          <table:table-cell table:style-name="ce15" table:formula="of:=[$Timing.F24]" office:value-type="float" office:value="49.398058" calcext:value-type="float">
            <text:p>49.398058</text:p>
          </table:table-cell>
          <table:table-cell table:style-name="ce15" table:formula="of:=[$Timing.F29]" office:value-type="float" office:value="46.243967" calcext:value-type="float">
            <text:p>46.243967</text:p>
          </table:table-cell>
          <table:table-cell office:value-type="float" office:value="6.907181" calcext:value-type="float">
            <text:p>6.907181</text:p>
          </table:table-cell>
          <table:table-cell office:value-type="float" office:value="1.272363" calcext:value-type="float">
            <text:p>1.272363</text:p>
          </table:table-cell>
          <table:table-cell office:value-type="float" office:value="1.302592" calcext:value-type="float">
            <text:p>1.302592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style-name="ce15" table:formula="of:=[$Timing.F21]" office:value-type="float" office:value="13.497253" calcext:value-type="float">
            <text:p>13.497253</text:p>
          </table:table-cell>
          <table:table-cell table:style-name="ce15" table:formula="of:=[$Timing.F20]" office:value-type="float" office:value="16.010355" calcext:value-type="float">
            <text:p>16.010355</text:p>
          </table:table-cell>
          <table:table-cell table:style-name="ce15" table:formula="of:=[$Timing.F27]" office:value-type="float" office:value="12.905957" calcext:value-type="float">
            <text:p>12.905957</text:p>
          </table:table-cell>
          <table:table-cell office:value-type="float" office:value="2.718919" calcext:value-type="float">
            <text:p>2.718919</text:p>
          </table:table-cell>
          <table:table-cell office:value-type="float" office:value="0.408764" calcext:value-type="float">
            <text:p>0.408764</text:p>
          </table:table-cell>
          <table:table-cell/>
        </table:table-row>
        <table:table-row table:style-name="ro1">
          <table:table-cell office:value-type="string" calcext:value-type="string">
            <text:p>Pi4-64 dummy</text:p>
          </table:table-cell>
          <table:table-cell table:style-name="ce15"/>
          <table:table-cell table:style-name="ce15" table:formula="of:=5*0.787219" office:value-type="float" office:value="3.936095" calcext:value-type="float">
            <text:p>3.936095</text:p>
          </table:table-cell>
          <table:table-cell table:style-name="ce15" table:formula="of:=[$Timing.F28]" office:value-type="float" office:value="3.094523" calcext:value-type="float">
            <text:p>3.094523</text:p>
          </table:table-cell>
          <table:table-cell office:value-type="float" office:value="2.062061" calcext:value-type="float">
            <text:p>2.062061</text:p>
          </table:table-cell>
          <table:table-cell office:value-type="float" office:value="0.261619" calcext:value-type="float">
            <text:p>0.261619</text:p>
          </table:table-cell>
          <table:table-cell/>
        </table:table-row>
        <table:table-row table:style-name="ro1" table:number-rows-repeated="16">
          <table:table-cell table:number-columns-repeated="7"/>
        </table:table-row>
        <table:table-row table:style-name="ro2">
          <table:table-cell table:style-name="ce4" office:value-type="string" calcext:value-type="string">
            <text:p>Rot3D</text:p>
          </table:table-cell>
          <table:table-cell table:number-columns-repeated="6"/>
        </table:table-row>
        <table:table-row table:style-name="ro2">
          <table:table-cell table:style-name="ce4"/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cpu</text:p>
          </table:table-cell>
          <table:table-cell office:value-type="string" calcext:value-type="string">
            <text:p>Kernel1</text:p>
          </table:table-cell>
          <table:table-cell office:value-type="string" calcext:value-type="string">
            <text:p>Kernel2 1 QPU</text:p>
          </table:table-cell>
          <table:table-cell office:value-type="string" calcext:value-type="string">
            <text:p>Kernel2 4 QPUs</text:p>
          </table:table-cell>
          <table:table-cell office:value-type="string" calcext:value-type="string">
            <text:p>Kernel2 8 QPUs</text:p>
          </table:table-cell>
          <table:table-cell office:value-type="string" calcext:value-type="string">
            <text:p>Kernel2 12 QPUs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56]" office:value-type="float" office:value="0.020532" calcext:value-type="float">
            <text:p>0.020532</text:p>
          </table:table-cell>
          <table:table-cell table:formula="of:=[$Timing.F57]" office:value-type="float" office:value="0.032531" calcext:value-type="float">
            <text:p>0.032531</text:p>
          </table:table-cell>
          <table:table-cell table:formula="of:=[$Timing.F58]" office:value-type="float" office:value="0.015441" calcext:value-type="float">
            <text:p>0.015441</text:p>
          </table:table-cell>
          <table:table-cell table:formula="of:=[$Timing.F59]" office:value-type="float" office:value="0.013367" calcext:value-type="float">
            <text:p>0.013367</text:p>
          </table:table-cell>
          <table:table-cell table:formula="of:=[$Timing.F60]" office:value-type="float" office:value="0.013368" calcext:value-type="float">
            <text:p>0.013368</text:p>
          </table:table-cell>
          <table:table-cell table:formula="of:=[$Timing.F61]" office:value-type="float" office:value="0.013386" calcext:value-type="float">
            <text:p>0.013386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62]" office:value-type="float" office:value="0.008814" calcext:value-type="float">
            <text:p>0.008814</text:p>
          </table:table-cell>
          <table:table-cell table:formula="of:=[$Timing.F63]" office:value-type="float" office:value="0.008867" calcext:value-type="float">
            <text:p>0.008867</text:p>
          </table:table-cell>
          <table:table-cell table:formula="of:=[$Timing.F64]" office:value-type="float" office:value="0.00566" calcext:value-type="float">
            <text:p>0.00566</text:p>
          </table:table-cell>
          <table:table-cell/>
          <table:table-cell table:formula="of:=[$Timing.F65]" office:value-type="float" office:value="0.001803" calcext:value-type="float">
            <text:p>0.001803</text:p>
          </table:table-cell>
          <table:table-cell/>
        </table:table-row>
        <table:table-row table:style-name="ro1" table:number-rows-repeated="17">
          <table:table-cell table:number-columns-repeated="7"/>
        </table:table-row>
        <table:table-row table:style-name="ro2">
          <table:table-cell table:style-name="ce4" office:value-type="string" calcext:value-type="string">
            <text:p>Mandelbro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 1 QPU</text:p>
          </table:table-cell>
          <table:table-cell office:value-type="string" calcext:value-type="string">
            <text:p>Multi 8 Q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114]" office:value-type="float" office:value="7.075472" calcext:value-type="float">
            <text:p>7.075472</text:p>
          </table:table-cell>
          <table:table-cell table:formula="of:=[$Timing.F115]" office:value-type="float" office:value="3.002719" calcext:value-type="float">
            <text:p>3.002719</text:p>
          </table:table-cell>
          <table:table-cell table:formula="of:=[$Timing.F116]" office:value-type="float" office:value="2.979217" calcext:value-type="float">
            <text:p>2.979217</text:p>
          </table:table-cell>
          <table:table-cell table:formula="of:=[$Timing.F117]" office:value-type="float" office:value="0.585395" calcext:value-type="float">
            <text:p>0.585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110]" office:value-type="float" office:value="2.632804" calcext:value-type="float">
            <text:p>2.632804</text:p>
          </table:table-cell>
          <table:table-cell table:formula="of:=[$Timing.F111]" office:value-type="float" office:value="1.991902" calcext:value-type="float">
            <text:p>1.991902</text:p>
          </table:table-cell>
          <table:table-cell table:formula="of:=[$Timing.F112]" office:value-type="float" office:value="2.012528" calcext:value-type="float">
            <text:p>2.012528</text:p>
          </table:table-cell>
          <table:table-cell table:formula="of:=[$Timing.F113]" office:value-type="float" office:value="0.311534" calcext:value-type="float">
            <text:p>0.311534</text:p>
          </table:table-cell>
          <table:table-cell table:number-columns-repeated="2"/>
        </table:table-row>
        <table:table-row table:style-name="ro1" table:number-rows-repeated="20">
          <table:table-cell table:number-columns-repeated="7"/>
        </table:table-row>
        <table:table-row table:style-name="ro2">
          <table:table-cell table:style-name="ce4" office:value-type="string" calcext:value-type="string">
            <text:p>DMA vs TM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pi3</text:p>
          </table:table-cell>
          <table:table-cell office:value-type="string" calcext:value-type="string">
            <text:p>Rot3D -v=1024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 gather optimization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1 QPU</text:p>
          </table:table-cell>
          <table:table-cell office:value-type="string" calcext:value-type="string">
            <text:p>2 QPUs</text:p>
          </table:table-cell>
          <table:table-cell office:value-type="string" calcext:value-type="string">
            <text:p>4 QPUs</text:p>
          </table:table-cell>
          <table:table-cell office:value-type="string" calcext:value-type="string">
            <text:p>8 QPUs</text:p>
          </table:table-cell>
          <table:table-cell office:value-type="string" calcext:value-type="string">
            <text:p>12 QPUs</text:p>
          </table:table-cell>
          <table:table-cell/>
        </table:table-row>
        <table:table-row table:style-name="ro1">
          <table:table-cell office:value-type="string" calcext:value-type="string">
            <text:p>DMA 1 QPU kernel</text:p>
          </table:table-cell>
          <table:table-cell office:value-type="float" office:value="0.170312" calcext:value-type="float">
            <text:p>0.170312</text:p>
          </table:table-cell>
          <table:table-cell office:value-type="float" office:value="0.193194" calcext:value-type="float">
            <text:p>0.193194</text:p>
          </table:table-cell>
          <table:table-cell office:value-type="float" office:value="0.326194" calcext:value-type="float">
            <text:p>0.326194</text:p>
          </table:table-cell>
          <table:table-cell office:value-type="float" office:value="0.652056" calcext:value-type="float">
            <text:p>0.652056</text:p>
          </table:table-cell>
          <table:table-cell office:value-type="float" office:value="0.978683" calcext:value-type="float">
            <text:p>0.978683</text:p>
          </table:table-cell>
          <table:table-cell/>
        </table:table-row>
        <table:table-row table:style-name="ro1">
          <table:table-cell office:value-type="string" calcext:value-type="string">
            <text:p>TMU 1 QPU kernel</text:p>
          </table:table-cell>
          <table:table-cell office:value-type="float" office:value="0.116388" calcext:value-type="float">
            <text:p>0.116388</text:p>
          </table:table-cell>
          <table:table-cell office:value-type="float" office:value="0.143072" calcext:value-type="float">
            <text:p>0.143072</text:p>
          </table:table-cell>
          <table:table-cell office:value-type="float" office:value="0.273717" calcext:value-type="float">
            <text:p>0.273717</text:p>
          </table:table-cell>
          <table:table-cell office:value-type="float" office:value="0.546734" calcext:value-type="float">
            <text:p>0.546734</text:p>
          </table:table-cell>
          <table:table-cell office:value-type="float" office:value="0.819782" calcext:value-type="float">
            <text:p>0.819782</text:p>
          </table:table-cell>
          <table:table-cell/>
        </table:table-row>
        <table:table-row table:style-name="ro1">
          <table:table-cell office:value-type="string" calcext:value-type="string">
            <text:p>DMA multi QPU kernel</text:p>
          </table:table-cell>
          <table:table-cell office:value-type="float" office:value="0.169547" calcext:value-type="float">
            <text:p>0.169547</text:p>
          </table:table-cell>
          <table:table-cell office:value-type="float" office:value="0.095414" calcext:value-type="float">
            <text:p>0.095414</text:p>
          </table:table-cell>
          <table:table-cell office:value-type="float" office:value="0.08213" calcext:value-type="float">
            <text:p>0.08213</text:p>
          </table:table-cell>
          <table:table-cell office:value-type="float" office:value="0.082325" calcext:value-type="float">
            <text:p>0.082325</text:p>
          </table:table-cell>
          <table:table-cell office:value-type="float" office:value="0.082253" calcext:value-type="float">
            <text:p>0.082253</text:p>
          </table:table-cell>
          <table:table-cell/>
        </table:table-row>
        <table:table-row table:style-name="ro1">
          <table:table-cell office:value-type="string" calcext:value-type="string">
            <text:p>TMU multi QPU kernel</text:p>
          </table:table-cell>
          <table:table-cell office:value-type="float" office:value="0.115114" calcext:value-type="float">
            <text:p>0.115114</text:p>
          </table:table-cell>
          <table:table-cell office:value-type="float" office:value="0.074205" calcext:value-type="float">
            <text:p>0.074205</text:p>
          </table:table-cell>
          <table:table-cell office:value-type="float" office:value="0.068838" calcext:value-type="float">
            <text:p>0.068838</text:p>
          </table:table-cell>
          <table:table-cell office:value-type="float" office:value="0.06886" calcext:value-type="float">
            <text:p>0.06886</text:p>
          </table:table-cell>
          <table:table-cell office:value-type="float" office:value="0.068878" calcext:value-type="float">
            <text:p>0.068878</text:p>
          </table:table-cell>
          <table:table-cell/>
        </table:table-row>
        <table:table-row table:style-name="ro1" table:number-rows-repeated="11">
          <table:table-cell table:number-columns-repeated="7"/>
        </table:table-row>
        <table:table-row table:style-name="ro1">
          <table:table-cell office:value-type="string" calcext:value-type="string">
            <text:p>Rot3D for 1-QPU kern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trix</text:p>
          </table:table-cell>
          <table:table-cell office:value-type="string" calcext:value-type="string">
            <text:p>Rot3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M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U</text:p>
          </table:table-cell>
          <table:table-cell table:formula="of:=21.919793 /46.146597 *100" office:value-type="float" office:value="47.5003454750954" calcext:value-type="float">
            <text:p>47.5003454750954</text:p>
          </table:table-cell>
          <table:table-cell table:formula="of:=0.116388/0.170312*100" office:value-type="float" office:value="68.3381088825215" calcext:value-type="float">
            <text:p>68.3381088825215</text:p>
          </table:table-cell>
          <table:table-cell table:number-columns-repeated="4"/>
        </table:table-row>
      </table:table>
      <table:table table:name="Timing" table:style-name="ta1">
        <office:forms form:automatic-focus="false" form:apply-design-mode="false"/>
        <table:table-column table:style-name="co5" table:default-cell-style-name="Default"/>
        <table:table-column table:style-name="co2" table:number-columns-repeated="3" table:default-cell-style-name="ce6"/>
        <table:table-column table:style-name="co6" table:default-cell-style-name="Default"/>
        <table:table-column table:style-name="co3" table:default-cell-style-name="Default"/>
        <table:table-column table:style-name="co7" table:default-cell-style-name="ce24"/>
        <table:table-column table:style-name="co2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table:style-name="ce9"/>
          <table:table-cell office:value-type="string" calcext:value-type="string">
            <text:p>All profiling done <text:span text:style-name="T1">with debug enabled</text:span> (thus release is probably faster)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Running profiling on the desktop pi was a bad idea → hang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Timing:</text:p>
          </table:table-cell>
          <table:table-cell office:value-type="string" calcext:value-type="string">
            <text:p>median of th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Matrix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4"/>
          <table:table-cell table:style-name="ce7"/>
          <table:table-cell table:number-columns-repeated="1022"/>
        </table:table-row>
        <table:table-row table:style-name="ro1">
          <table:table-cell table:style-name="ce3" office:value-type="string" calcext:value-type="string">
            <text:p>Note:</text:p>
          </table:table-cell>
          <table:table-cell table:style-name="ce13" office:value-type="string" calcext:value-type="string">
            <text:p>Implemented loop unroll, but had little (actually adverse) effect on performance of Matrix</text:p>
          </table:table-cell>
          <table:table-cell table:style-name="ce13" table:number-columns-repeated="2"/>
          <table:table-cell table:style-name="ce16" table:number-columns-repeated="2"/>
          <table:table-cell table:style-name="ce25"/>
          <table:table-cell table:style-name="ce16" table:number-columns-repeated="1017"/>
        </table:table-row>
        <table:table-row table:style-name="ro1">
          <table:table-cell table:style-name="ce3" office:value-type="string" calcext:value-type="string">
            <text:p>olivia prefix:</text:p>
          </table:table-cell>
          <table:table-cell table:style-name="ce13" office:value-type="string" calcext:value-type="string">
            <text:p>./obj/emu-debug/bin/</text:p>
          </table:table-cell>
          <table:table-cell table:style-name="ce13" table:number-columns-repeated="2"/>
          <table:table-cell table:style-name="ce16" table:number-columns-repeated="2"/>
          <table:table-cell table:style-name="ce25"/>
          <table:table-cell table:style-name="ce16" table:number-columns-repeated="1017"/>
        </table:table-row>
        <table:table-row table:style-name="ro1">
          <table:table-cell table:style-name="ce3" office:value-type="string" calcext:value-type="string">
            <text:p>qpu prefix:</text:p>
          </table:table-cell>
          <table:table-cell table:style-name="ce13" office:value-type="string" calcext:value-type="string">
            <text:p>sudo ./obj/qpu-debug/bin/</text:p>
          </table:table-cell>
          <table:table-cell table:style-name="ce13" table:number-columns-repeated="2"/>
          <table:table-cell table:style-name="ce16" table:number-columns-repeated="2"/>
          <table:table-cell table:style-name="ce25"/>
          <table:table-cell table:style-name="ce16" table:number-columns-repeated="1017"/>
        </table:table-row>
        <table:table-row table:style-name="ro1">
          <table:table-cell table:style-name="ce3" office:value-type="string" calcext:value-type="string">
            <text:p>cpu prefix:</text:p>
          </table:table-cell>
          <table:table-cell table:style-name="ce13" office:value-type="string" calcext:value-type="string">
            <text:p>./obj/qpu-debug/bin/</text:p>
          </table:table-cell>
          <table:table-cell table:style-name="ce13" table:number-columns-repeated="2"/>
          <table:table-cell table:style-name="ce16" table:number-columns-repeated="2"/>
          <table:table-cell table:style-name="ce25"/>
          <table:table-cell table:style-name="ce16" table:number-columns-repeated="1017"/>
        </table:table-row>
        <table:table-row table:style-name="ro1">
          <table:table-cell table:style-name="ce3"/>
          <table:table-cell table:style-name="ce13" table:number-columns-repeated="3"/>
          <table:table-cell table:style-name="ce16" table:number-columns-repeated="2"/>
          <table:table-cell table:style-name="ce25"/>
          <table:table-cell table:style-name="ce16" table:number-columns-repeated="1017"/>
        </table:table-row>
        <table:table-row table:style-name="ro1">
          <table:table-cell table:style-name="ce9" office:value-type="string" calcext:value-type="string">
            <text:p>Base cmdline:</text:p>
          </table:table-cell>
          <table:table-cell table:style-name="ce13" office:value-type="string" calcext:value-type="string">
            <text:p>Matrix -d=512 -p=5</text:p>
          </table:table-cell>
          <table:table-cell table:style-name="ce13" table:number-columns-repeated="2"/>
          <table:table-cell table:style-name="ce16" table:number-columns-repeated="2"/>
          <table:table-cell table:style-name="ce25"/>
          <table:table-cell table:style-name="ce16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Date</text:p>
          </table:table-cell>
          <table:table-cell table:style-name="ce8" office:value-type="string" calcext:value-type="string">
            <text:p>Commit</text:p>
          </table:table-cell>
          <table:table-cell table:style-name="ce8" office:value-type="string" calcext:value-type="string">
            <text:p>Hostname</text:p>
          </table:table-cell>
          <table:table-cell table:style-name="ce8" office:value-type="string" calcext:value-type="string">
            <text:p>Platform</text:p>
          </table:table-cell>
          <table:table-cell table:style-name="ce11" office:value-type="string" calcext:value-type="string">
            <text:p>Params</text:p>
          </table:table-cell>
          <table:table-cell table:style-name="ce11" office:value-type="string" calcext:value-type="string">
            <text:p>Time (s)</text:p>
          </table:table-cell>
          <table:table-cell table:style-name="ce26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office:value-type="float" office:value="20210127" calcext:value-type="float">
            <text:p>20210127</text:p>
          </table:table-cell>
          <table:table-cell office:value-type="string" calcext:value-type="string">
            <text:p>7f867a3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-k=cpu</text:p>
          </table:table-cell>
          <table:table-cell office:value-type="float" office:value="3.092124" calcext:value-type="float">
            <text:p>3.092124</text:p>
          </table:table-cell>
          <table:table-cell office:value-type="string" calcext:value-type="string">
            <text:p>Initial version with full row loaded in register fil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table:number-columns-repeated="2"/>
          <table:table-cell office:value-type="string" calcext:value-type="string">
            <text:p>Failed, prob due to timeou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03.680912" calcext:value-type="float">
            <text:p>103.6809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f867a3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6.010355" calcext:value-type="float">
            <text:p>16.01035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497253" calcext:value-type="float">
            <text:p>13.49725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4-3</text:p>
          </table:table-cell>
          <table:table-cell office:value-type="string" calcext:value-type="string">
            <text:p>pi4</text:p>
          </table:table-cell>
          <table:table-cell table:number-columns-repeated="2"/>
          <table:table-cell office:value-type="string" calcext:value-type="string">
            <text:p>Hang loop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798943" calcext:value-type="float">
            <text:p>13.7989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9.398058" calcext:value-type="float">
            <text:p>49.398058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table:number-columns-repeated="2"/>
          <table:table-cell office:value-type="string" calcext:value-type="string">
            <text:p>-k=cpu</text:p>
          </table:table-cell>
          <table:table-cell office:value-type="float" office:value="108.644453" calcext:value-type="float">
            <text:p>108.6444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27192" calcext:value-type="float">
            <text:p>4827192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</text:p>
          </table:table-cell>
          <table:table-cell office:value-type="string" calcext:value-type="string">
            <text:p>-k=cpu</text:p>
          </table:table-cell>
          <table:table-cell office:value-type="float" office:value="250.038144" calcext:value-type="float">
            <text:p>250.038144</text:p>
          </table:table-cell>
          <table:table-cell office:value-type="string" calcext:value-type="string">
            <text:p>QPU call doesn’t run</text:p>
          </table:table-cell>
          <table:table-cell table:number-columns-repeated="1017"/>
        </table:table-row>
        <table:table-row table:style-name="ro1">
          <table:table-cell office:value-type="float" office:value="20210128" calcext:value-type="float">
            <text:p>20210128</text:p>
          </table:table-cell>
          <table:table-cell office:value-type="string" calcext:value-type="string">
            <text:p>426d2f6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905957" calcext:value-type="float">
            <text:p>12.905957</text:p>
          </table:table-cell>
          <table:table-cell office:value-type="string" calcext:value-type="string">
            <text:p>Added 1248 rotat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3.094523" calcext:value-type="float">
            <text:p>3.09452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243967" calcext:value-type="float">
            <text:p>46.243967</text:p>
          </table:table-cell>
          <table:table-cell office:value-type="string" calcext:value-type="string">
            <text:p>ide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4.431674" calcext:value-type="float">
            <text:p>4.431674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21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222125" calcext:value-type="float">
            <text:p>12.22212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office:value-type="string" calcext:value-type="string">
            <text:p>e0be96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146597" calcext:value-type="float">
            <text:p>46.146597</text:p>
          </table:table-cell>
          <table:table-cell office:value-type="string" calcext:value-type="string">
            <text:p>added prefetch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read=tmu</text:p>
          </table:table-cell>
          <table:table-cell office:value-type="float" office:value="21.919793" calcext:value-type="float">
            <text:p>21.919793</text:p>
          </table:table-cell>
          <table:table-cell office:value-type="string" calcext:value-type="string">
            <text:p>TMU beats DMA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6.907181" calcext:value-type="float">
            <text:p>6.90718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4.430315" calcext:value-type="float">
            <text:p>4.43031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0.413163" calcext:value-type="float">
            <text:p>10.4131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2.718919" calcext:value-type="float">
            <text:p>2.71891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2.062061" calcext:value-type="float">
            <text:p>2.062061</text:p>
          </table:table-cell>
          <table:table-cell table:number-columns-repeated="1018"/>
        </table:table-row>
        <table:table-row table:style-name="ro1">
          <table:table-cell office:value-type="float" office:value="20210206" calcext:value-type="float">
            <text:p>20210206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n=8 -read=prefetch</text:p>
          </table:table-cell>
          <table:table-cell office:value-type="float" office:value="0.408764" calcext:value-type="float">
            <text:p>0.40876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261619" calcext:value-type="float">
            <text:p>0.26161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n=8 -read=prefetch</text:p>
          </table:table-cell>
          <table:table-cell office:value-type="float" office:value="1.272363" calcext:value-type="float">
            <text:p>1.2723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 -read=prefetch</text:p>
          </table:table-cell>
          <table:table-cell/>
          <table:table-cell office:value-type="string" calcext:value-type="string">
            <text:p>5 x Failed to invoke kernel on QPUs; can’t deal with dim=51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d=576 -n=12 -read=prefetch </text:p>
          </table:table-cell>
          <table:table-cell office:value-type="float" office:value="1.302592" calcext:value-type="float">
            <text:p>1.302592</text:p>
          </table:table-cell>
          <table:table-cell office:value-type="string" calcext:value-type="string">
            <text:p><text:s/>-d=576=12*16*3 OK !!! -d=560 also works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4 -read=prefetch</text:p>
          </table:table-cell>
          <table:table-cell office:value-type="float" office:value="2.681338" calcext:value-type="float">
            <text:p>2.68133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51924" calcext:value-type="float">
            <text:p>0.5192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d=576 -n=12 -read=none</text:p>
          </table:table-cell>
          <table:table-cell office:value-type="float" office:value="0.449125" calcext:value-type="float">
            <text:p>0.449125</text:p>
          </table:table-cell>
          <table:table-cell table:number-columns-repeated="1018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20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22.60706" calcext:value-type="float">
            <text:p>22.60706</text:p>
          </table:table-cell>
          <table:table-cell office:value-type="string" calcext:value-type="string">
            <text:p>TMU default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77663" calcext:value-type="float">
            <text:p>2.7766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Rot3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Base cmdline:</text:p>
          </table:table-cell>
          <table:table-cell office:value-type="string" calcext:value-type="string">
            <text:p>Rot3D -v=192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Date</text:p>
          </table:table-cell>
          <table:table-cell table:style-name="ce8" office:value-type="string" calcext:value-type="string">
            <text:p>Commit</text:p>
          </table:table-cell>
          <table:table-cell table:style-name="ce8" office:value-type="string" calcext:value-type="string">
            <text:p>Hostname</text:p>
          </table:table-cell>
          <table:table-cell table:style-name="ce8" office:value-type="string" calcext:value-type="string">
            <text:p>Platform</text:p>
          </table:table-cell>
          <table:table-cell table:style-name="ce11" office:value-type="string" calcext:value-type="string">
            <text:p>Params</text:p>
          </table:table-cell>
          <table:table-cell table:style-name="ce11" office:value-type="string" calcext:value-type="string">
            <text:p>Time (s)</text:p>
          </table:table-cell>
          <table:table-cell table:style-name="ce26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office:value-type="float" office:value="20210202" calcext:value-type="float">
            <text:p>20210202</text:p>
          </table:table-cell>
          <table:table-cell table:style-name="ce20" office:value-type="string" calcext:value-type="string">
            <text:p>‘6143e090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0.020532" calcext:value-type="float">
            <text:p>0.02053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32531" calcext:value-type="float">
            <text:p>0.03253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15441" calcext:value-type="float">
            <text:p>0.01544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4</text:p>
          </table:table-cell>
          <table:table-cell office:value-type="float" office:value="0.013367" calcext:value-type="float">
            <text:p>0.0133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13368" calcext:value-type="float">
            <text:p>0.01336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2</text:p>
          </table:table-cell>
          <table:table-cell office:value-type="float" office:value="0.013386" calcext:value-type="float">
            <text:p>0.013386</text:p>
          </table:table-cell>
          <table:table-cell table:number-columns-repeated="1018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0.008814" calcext:value-type="float">
            <text:p>0.00881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08867" calcext:value-type="float">
            <text:p>0.0088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0566" calcext:value-type="float">
            <text:p>0.0056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01803" calcext:value-type="float">
            <text:p>0.001803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21" office:value-type="string" calcext:value-type="string">
            <text:p>'5e32444’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3 -n=1</text:p>
          </table:table-cell>
          <table:table-cell office:value-type="float" office:value="0.007197" calcext:value-type="float">
            <text:p>0.007197</text:p>
          </table:table-cell>
          <table:table-cell office:value-type="string" calcext:value-type="string">
            <text:p>pre ptr increment</text:p>
          </table:table-cell>
          <table:table-cell table:number-columns-repeated="1017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42" calcext:value-type="float">
            <text:p>0.00242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1</text:p>
          </table:table-cell>
          <table:table-cell office:value-type="float" office:value="0.008298" calcext:value-type="float">
            <text:p>0.008298</text:p>
          </table:table-cell>
          <table:table-cell office:value-type="string" calcext:value-type="string">
            <text:p>ptr increment &amp; v3d optimization</text:p>
          </table:table-cell>
          <table:table-cell table:number-columns-repeated="1017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k=2 -n=1</text:p>
          </table:table-cell>
          <table:table-cell office:value-type="float" office:value="0.005097" calcext:value-type="float">
            <text:p>0.005097</text:p>
          </table:table-cell>
          <table:table-cell table:number-columns-repeated="1018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k=2 -n=8</text:p>
          </table:table-cell>
          <table:table-cell office:value-type="float" office:value="0.001815" calcext:value-type="float">
            <text:p>0.001815</text:p>
          </table:table-cell>
          <table:table-cell table:number-columns-repeated="1018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k=3 -n=1</text:p>
          </table:table-cell>
          <table:table-cell office:value-type="float" office:value="0.00518" calcext:value-type="float">
            <text:p>0.00518</text:p>
          </table:table-cell>
          <table:table-cell table:number-columns-repeated="1018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162" calcext:value-type="float">
            <text:p>0.002162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89d7685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3 -n=1</text:p>
          </table:table-cell>
          <table:table-cell office:value-type="float" office:value="0.015351" calcext:value-type="float">
            <text:p>0.015351</text:p>
          </table:table-cell>
          <table:table-cell table:number-columns-repeated="1018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13433" calcext:value-type="float">
            <text:p>0.013433</text:p>
          </table:table-cell>
          <table:table-cell table:number-columns-repeated="1018"/>
        </table:table-row>
        <table:table-row table:style-name="ro1">
          <table:table-cell office:value-type="float" office:value="20210206" calcext:value-type="float">
            <text:p>20210206</text:p>
          </table:table-cell>
          <table:table-cell table:style-name="ce20" office:value-type="string" calcext:value-type="string">
            <text:p>'84931e5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v=1024000 -k=1</text:p>
          </table:table-cell>
          <table:table-cell office:value-type="float" office:value="0.170312" calcext:value-type="float">
            <text:p>0.170312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 -n=2</text:p>
          </table:table-cell>
          <table:table-cell office:value-type="float" office:value="0.193194" calcext:value-type="float">
            <text:p>0.193194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 -n=4</text:p>
          </table:table-cell>
          <table:table-cell office:value-type="float" office:value="0.326194" calcext:value-type="float">
            <text:p>0.326194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 -n=8</text:p>
          </table:table-cell>
          <table:table-cell office:value-type="float" office:value="0.652056" calcext:value-type="float">
            <text:p>0.652056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 -n=12</text:p>
          </table:table-cell>
          <table:table-cell office:value-type="float" office:value="0.978683" calcext:value-type="float">
            <text:p>0.978683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16388" calcext:value-type="float">
            <text:p>0.116388</text:p>
          </table:table-cell>
          <table:table-cell office:value-type="string" calcext:value-type="string">
            <text:p>TMU</text:p>
          </table:table-cell>
          <table:table-cell table:number-columns-repeated="1017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143072" calcext:value-type="float">
            <text:p>0.143072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273717" calcext:value-type="float">
            <text:p>0.273717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546734" calcext:value-type="float">
            <text:p>0.546734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819782" calcext:value-type="float">
            <text:p>0.819782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69547" calcext:value-type="float">
            <text:p>0.169547</text:p>
          </table:table-cell>
          <table:table-cell office:value-type="string" calcext:value-type="string">
            <text:p>DMA; 1a optimized for multi kernel</text:p>
          </table:table-cell>
          <table:table-cell table:number-columns-repeated="1017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095414" calcext:value-type="float">
            <text:p>0.095414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08213" calcext:value-type="float">
            <text:p>0.08213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082325" calcext:value-type="float">
            <text:p>0.082325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082253" calcext:value-type="float">
            <text:p>0.082253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15114" calcext:value-type="float">
            <text:p>0.115114</text:p>
          </table:table-cell>
          <table:table-cell office:value-type="string" calcext:value-type="string">
            <text:p>TMU; 1a optimized for multi kernel</text:p>
          </table:table-cell>
          <table:table-cell table:number-columns-repeated="1017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074205" calcext:value-type="float">
            <text:p>0.074205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068838" calcext:value-type="float">
            <text:p>0.068838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06886" calcext:value-type="float">
            <text:p>0.06886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068878" calcext:value-type="float">
            <text:p>0.068878</text:p>
          </table:table-cell>
          <table:table-cell table:number-columns-repeated="1018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v=1024000 -k=2</text:p>
          </table:table-cell>
          <table:table-cell office:value-type="float" office:value="0.080277" calcext:value-type="float">
            <text:p>0.080277</text:p>
          </table:table-cell>
          <table:table-cell office:value-type="string" calcext:value-type="string">
            <text:p>prefetch</text:p>
          </table:table-cell>
          <table:table-cell table:number-columns-repeated="1017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v=1024000 -k=2 -n=8</text:p>
          </table:table-cell>
          <table:table-cell office:value-type="float" office:value="0.068896" calcext:value-type="float">
            <text:p>0.068896</text:p>
          </table:table-cell>
          <table:table-cell table:number-columns-repeated="1018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v=1024000 -k=3</text:p>
          </table:table-cell>
          <table:table-cell office:value-type="float" office:value="0.079137" calcext:value-type="float">
            <text:p>0.079137</text:p>
          </table:table-cell>
          <table:table-cell office:value-type="string" calcext:value-type="string">
            <text:p>max prefetch</text:p>
          </table:table-cell>
          <table:table-cell table:number-columns-repeated="1017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v=1024000 -k=3 -n=8</text:p>
          </table:table-cell>
          <table:table-cell office:value-type="float" office:value="0.068934" calcext:value-type="float">
            <text:p>0.068934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20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v=1024000 -k=1</text:p>
          </table:table-cell>
          <table:table-cell office:value-type="float" office:value="0.170249" calcext:value-type="float">
            <text:p>0.170249</text:p>
          </table:table-cell>
          <table:table-cell office:value-type="string" calcext:value-type="string">
            <text:p>DMA</text:p>
          </table:table-cell>
          <table:table-cell table:number-columns-repeated="1017"/>
        </table:table-row>
        <table:table-row table:style-name="ro1">
          <table:table-cell/>
          <table:table-cell table:style-name="ce21"/>
          <table:table-cell table:number-columns-repeated="3"/>
          <table:table-cell office:value-type="float" office:value="0.119732" calcext:value-type="float">
            <text:p>0.119732</text:p>
          </table:table-cell>
          <table:table-cell office:value-type="string" calcext:value-type="string">
            <text:p>TMU (default now)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v=1024000 -k=3 -n=8</text:p>
          </table:table-cell>
          <table:table-cell office:value-type="float" office:value="0.068844" calcext:value-type="float">
            <text:p>0.068844</text:p>
          </table:table-cell>
          <table:table-cell office:value-type="string" calcext:value-type="string">
            <text:p>DMA – no diff, as expected, DMA not used</text:p>
          </table:table-cell>
          <table:table-cell table:number-columns-repeated="1017"/>
        </table:table-row>
        <table:table-row table:style-name="ro1">
          <table:table-cell/>
          <table:table-cell table:style-name="ce21"/>
          <table:table-cell table:number-columns-repeated="3"/>
          <table:table-cell office:value-type="float" office:value="0.068841" calcext:value-type="float">
            <text:p>0.068841</text:p>
          </table:table-cell>
          <table:table-cell office:value-type="string" calcext:value-type="string">
            <text:p>TMU (default now)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2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Mandelbrot</text:p>
          </table:table-cell>
          <table:table-cell table:number-columns-repeated="14"/>
          <table:table-cell office:value-type="string" calcext:value-type="string">
            <text:p>`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Base cmdline:</text:p>
          </table:table-cell>
          <table:table-cell office:value-type="string" calcext:value-type="string">
            <text:p>Mandelbro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Date</text:p>
          </table:table-cell>
          <table:table-cell table:style-name="ce8" office:value-type="string" calcext:value-type="string">
            <text:p>Commit</text:p>
          </table:table-cell>
          <table:table-cell table:style-name="ce8" office:value-type="string" calcext:value-type="string">
            <text:p>Hostname</text:p>
          </table:table-cell>
          <table:table-cell table:style-name="ce8" office:value-type="string" calcext:value-type="string">
            <text:p>Platform</text:p>
          </table:table-cell>
          <table:table-cell table:style-name="ce11" office:value-type="string" calcext:value-type="string">
            <text:p>Params</text:p>
          </table:table-cell>
          <table:table-cell table:style-name="ce11" office:value-type="string" calcext:value-type="string">
            <text:p>Time (s)</text:p>
          </table:table-cell>
          <table:table-cell table:style-name="ce26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2.632804" calcext:value-type="float">
            <text:p>2.63280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1.991902" calcext:value-type="float">
            <text:p>1.99190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012528" calcext:value-type="float">
            <text:p>2.01252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11534" calcext:value-type="float">
            <text:p>0.31153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7.075472" calcext:value-type="float">
            <text:p>7.07547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3.002719" calcext:value-type="float">
            <text:p>3.002719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979217" calcext:value-type="float">
            <text:p>2.9792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585395" calcext:value-type="float">
            <text:p>0.58539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21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single</text:p>
          </table:table-cell>
          <table:table-cell office:value-type="float" office:value="1.755045" calcext:value-type="float">
            <text:p>1.75504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1.76417" calcext:value-type="float">
            <text:p>1.764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23343" calcext:value-type="float">
            <text:p>0.323343</text:p>
          </table:table-cell>
          <table:table-cell table:number-columns-repeated="1018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20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single</text:p>
          </table:table-cell>
          <table:table-cell office:value-type="float" office:value="2.989145" calcext:value-type="float">
            <text:p>2.989145</text:p>
          </table:table-cell>
          <table:table-cell office:value-type="string" calcext:value-type="string">
            <text:p>TMU (default now) – no diff, expected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2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HeatMa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Default:</text:p>
          </table:table-cell>
          <table:table-cell office:value-type="string" calcext:value-type="string">
            <text:p>1500 step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Date</text:p>
          </table:table-cell>
          <table:table-cell table:style-name="ce8" office:value-type="string" calcext:value-type="string">
            <text:p>Commit</text:p>
          </table:table-cell>
          <table:table-cell table:style-name="ce8" office:value-type="string" calcext:value-type="string">
            <text:p>Hostname</text:p>
          </table:table-cell>
          <table:table-cell table:style-name="ce8" office:value-type="string" calcext:value-type="string">
            <text:p>Platform</text:p>
          </table:table-cell>
          <table:table-cell table:style-name="ce11" office:value-type="string" calcext:value-type="string">
            <text:p>Params</text:p>
          </table:table-cell>
          <table:table-cell table:style-name="ce11" office:value-type="string" calcext:value-type="string">
            <text:p>Time (s)</text:p>
          </table:table-cell>
          <table:table-cell table:style-name="ce26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67.850646" calcext:value-type="float">
            <text:p>67.850646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16.81162" calcext:value-type="float">
            <text:p>16.8116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</text:p>
          </table:table-cell>
          <table:table-cell office:value-type="float" office:value="16.675662" calcext:value-type="float">
            <text:p>16.6756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72.006978" calcext:value-type="float">
            <text:p>72.006978</text:p>
          </table:table-cell>
          <table:table-cell office:value-type="string" calcext:value-type="string">
            <text:p>NB slower than pi3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264243" calcext:value-type="float">
            <text:p>5.264243</text:p>
          </table:table-cell>
          <table:table-cell office:value-type="string" calcext:value-type="string">
            <text:p>NB &gt; 8 times faster</text:p>
          </table:table-cell>
          <table:table-cell table:number-columns-repeated="1017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20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66.906035" calcext:value-type="float">
            <text:p>66.906035</text:p>
          </table:table-cell>
          <table:table-cell office:value-type="string" calcext:value-type="string">
            <text:p>TMU (default now) – no diff, expected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sues" table:style-name="ta1">
        <office:forms form:automatic-focus="false" form:apply-design-mode="false"/>
        <table:table-column table:style-name="co8" table:default-cell-style-name="Default"/>
        <table:table-column table:style-name="co2" table:number-columns-repeated="4" table:default-cell-style-name="Default"/>
        <table:table-column table:style-name="co2" table:number-columns-repeated="2" table:default-cell-style-name="ce35"/>
        <table:table-column table:style-name="co2" table:number-columns-repeated="1017" table:default-cell-style-name="Default"/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Matrix</text:p>
          </table:table-cell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9" office:value-type="string" calcext:value-type="string">
            <text:p>Cmdline:</text:p>
          </table:table-cell>
          <table:table-cell office:value-type="string" calcext:value-type="string">
            <text:p>sudo ./obj/qpu-debug/bin/Matrix -read=prefetch -d= -n=</text:p>
          </table:table-cell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9"/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9" office:value-type="string" calcext:value-type="string">
            <text:p>Empty values:</text:p>
          </table:table-cell>
          <table:table-cell office:value-type="string" calcext:value-type="string">
            <text:p>Failed to invoke kernel on QPUs</text:p>
          </table:table-cell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32" office:value-type="string" calcext:value-type="string">
            <text:p>-read=</text:p>
          </table:table-cell>
          <table:table-cell table:style-name="ce36" office:value-type="string" calcext:value-type="string">
            <text:p>-d=</text:p>
          </table:table-cell>
          <table:table-cell table:style-name="ce36" office:value-type="string" calcext:value-type="string">
            <text:p>-n=</text:p>
          </table:table-cell>
          <table:table-cell table:number-columns-repeated="1017"/>
        </table:table-row>
        <table:table-row table:style-name="ro1">
          <table:table-cell table:style-name="ce31" table:number-columns-repeated="4"/>
          <table:table-cell table:style-name="ce33" table:number-columns-repeated="2"/>
          <table:table-cell table:style-name="ce38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2" calcext:value-type="float">
            <text:p>12</text:p>
          </table:table-cell>
          <table:table-cell table:style-name="ce31" table:number-columns-repeated="1006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table:style-name="ce6" office:value-type="string" calcext:value-type="string">
            <text:p>40b92f8</text:p>
          </table:table-cell>
          <table:table-cell table:style-name="ce6" office:value-type="string" calcext:value-type="string">
            <text:p>rianne</text:p>
          </table:table-cell>
          <table:table-cell table:style-name="ce6" office:value-type="string" calcext:value-type="string">
            <text:p>pi3</text:p>
          </table:table-cell>
          <table:table-cell table:style-name="ce34" office:value-type="string" calcext:value-type="string">
            <text:p>prefetch</text:p>
          </table:table-cell>
          <table:table-cell table:style-name="ce37" office:value-type="float" office:value="512" calcext:value-type="float">
            <text:p>512</text:p>
          </table:table-cell>
          <table:table-cell office:value-type="float" office:value="1.283916" calcext:value-type="float">
            <text:p>1.283916</text:p>
          </table:table-cell>
          <table:table-cell office:value-type="float" office:value="0.944101" calcext:value-type="float">
            <text:p>0.944101</text:p>
          </table:table-cell>
          <table:table-cell/>
          <table:table-cell office:value-type="float" office:value="0.472496" calcext:value-type="float">
            <text:p>0.472496</text:p>
          </table:table-cell>
          <table:table-cell table:number-columns-repeated="3"/>
          <table:table-cell office:value-type="float" office:value="0.243976" calcext:value-type="float">
            <text:p>0.243976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3"/>
          <table:table-cell table:style-name="ce34" office:value-type="string" calcext:value-type="string">
            <text:p>default</text:p>
          </table:table-cell>
          <table:table-cell table:style-name="ce37"/>
          <table:table-cell office:value-type="float" office:value="7.685636" calcext:value-type="float">
            <text:p>7.685636</text:p>
          </table:table-cell>
          <table:table-cell office:value-type="float" office:value="5.372833" calcext:value-type="float">
            <text:p>5.372833</text:p>
          </table:table-cell>
          <table:table-cell office:value-type="float" office:value="5.302814" calcext:value-type="float">
            <text:p>5.302814</text:p>
          </table:table-cell>
          <table:table-cell office:value-type="float" office:value="5.281491" calcext:value-type="float">
            <text:p>5.281491</text:p>
          </table:table-cell>
          <table:table-cell office:value-type="float" office:value="5.31088" calcext:value-type="float">
            <text:p>5.31088</text:p>
          </table:table-cell>
          <table:table-cell office:value-type="float" office:value="5.321835" calcext:value-type="float">
            <text:p>5.321835</text:p>
          </table:table-cell>
          <table:table-cell/>
          <table:table-cell office:value-type="float" office:value="5.31766" calcext:value-type="float">
            <text:p>5.31766</text:p>
          </table:table-cell>
          <table:table-cell office:value-type="float" office:value="5.321009" calcext:value-type="float">
            <text:p>5.321009</text:p>
          </table:table-cell>
          <table:table-cell table:number-columns-repeated="2"/>
          <table:table-cell office:value-type="float" office:value="5.348452" calcext:value-type="float">
            <text:p>5.348452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3"/>
          <table:table-cell table:style-name="ce34" office:value-type="string" calcext:value-type="string">
            <text:p>tmu</text:p>
          </table:table-cell>
          <table:table-cell table:style-name="ce37"/>
          <table:table-cell office:value-type="float" office:value="3.737733" calcext:value-type="float">
            <text:p>3.737733</text:p>
          </table:table-cell>
          <table:table-cell office:value-type="float" office:value="1.870399" calcext:value-type="float">
            <text:p>1.870399</text:p>
          </table:table-cell>
          <table:table-cell office:value-type="float" office:value="1.248937" calcext:value-type="float">
            <text:p>1.248937</text:p>
          </table:table-cell>
          <table:table-cell office:value-type="float" office:value="0.935308" calcext:value-type="float">
            <text:p>0.935308</text:p>
          </table:table-cell>
          <table:table-cell table:number-columns-repeated="3"/>
          <table:table-cell office:value-type="float" office:value="0.475694" calcext:value-type="float">
            <text:p>0.475694</text:p>
          </table:table-cell>
          <table:table-cell office:value-type="float" office:value="0.423856" calcext:value-type="float">
            <text:p>0.423856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4" office:value-type="string" calcext:value-type="string">
            <text:p>prefetch</text:p>
          </table:table-cell>
          <table:table-cell office:value-type="float" office:value="576" calcext:value-type="float">
            <text:p>576</text:p>
          </table:table-cell>
          <table:table-cell office:value-type="float" office:value="1.782654" calcext:value-type="float">
            <text:p>1.782654</text:p>
          </table:table-cell>
          <table:table-cell office:value-type="float" office:value="1.323425" calcext:value-type="float">
            <text:p>1.323425</text:p>
          </table:table-cell>
          <table:table-cell office:value-type="float" office:value="0.872337" calcext:value-type="float">
            <text:p>0.872337</text:p>
          </table:table-cell>
          <table:table-cell office:value-type="float" office:value="0.662074" calcext:value-type="float">
            <text:p>0.662074</text:p>
          </table:table-cell>
          <table:table-cell/>
          <table:table-cell office:value-type="float" office:value="0.457605" calcext:value-type="float">
            <text:p>0.457605</text:p>
          </table:table-cell>
          <table:table-cell/>
          <table:table-cell office:value-type="float" office:value="0.342062" calcext:value-type="float">
            <text:p>0.342062</text:p>
          </table:table-cell>
          <table:table-cell office:value-type="float" office:value="0.301937" calcext:value-type="float">
            <text:p>0.301937</text:p>
          </table:table-cell>
          <table:table-cell table:number-columns-repeated="2"/>
          <table:table-cell office:value-type="float" office:value="0.228797" calcext:value-type="float">
            <text:p>0.228797</text:p>
          </table:table-cell>
          <table:table-cell table:number-columns-repeated="1006"/>
        </table:table-row>
        <table:table-row table:style-name="ro1" table:number-rows-repeated="9">
          <table:table-cell table:number-columns-repeated="4"/>
          <table:table-cell table:style-name="ce35"/>
          <table:table-cell table:number-columns-repeated="1019"/>
        </table:table-row>
        <table:table-row table:style-name="ro1">
          <table:table-cell table:number-columns-repeated="4"/>
          <table:table-cell table:style-name="ce35"/>
          <table:table-cell table:number-columns-repeated="1019"/>
        </table:table-row>
      </table:table>
      <table:table table:name="Platforms" table:style-name="ta1">
        <office:forms form:automatic-focus="false" form:apply-design-mode="false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2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Scripts for da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lscp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b_release -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namect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t rev-parse --short H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cat /proc/device-tree/model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1" office:value-type="string" calcext:value-type="string">
            <text:p>Hostname</text:p>
          </table:table-cell>
          <table:table-cell table:style-name="ce11" office:value-type="string" calcext:value-type="string">
            <text:p>Architecture</text:p>
          </table:table-cell>
          <table:table-cell table:style-name="ce11" office:value-type="string" calcext:value-type="string">
            <text:p>Model</text:p>
          </table:table-cell>
          <table:table-cell table:style-name="ce11" office:value-type="string" calcext:value-type="string">
            <text:p>Snapshot Date</text:p>
          </table:table-cell>
          <table:table-cell table:style-name="ce11" office:value-type="string" calcext:value-type="string">
            <text:p>Debian Version</text:p>
          </table:table-cell>
          <table:table-cell table:style-name="ce11" office:value-type="string" calcext:value-type="string">
            <text:p>Kernel version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ianne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3 Model B Rev 1.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4.19.97-v7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1-1</text:p>
          </table:table-cell>
          <table:table-cell office:value-type="string" calcext:value-type="string">
            <text:p>armv6l</text:p>
          </table:table-cell>
          <table:table-cell office:value-type="string" calcext:value-type="string">
            <text:p>Raspberry Pi Model B Rev 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7+</text:p>
          </table:table-cell>
          <table:table-cell office:value-type="string" calcext:value-type="string">
            <text:p>Not working: FATAL: Unable to enable QPUs. Check your firmware is latest. Same for cas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4-3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4.51-v7l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ke</text:p>
          </table:table-cell>
          <table:table-cell office:value-type="string" calcext:value-type="string">
            <text:p>aarch64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5.10.5-v8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Intel(R) Core(TM) i7-4710HQ CPU @ 2.50GHz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4.19.0-13-amd64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07:42:56.322171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04:06:51.875238062</meta:creation-date>
    <dc:date>2021-02-09T08:59:56.542386443</dc:date>
    <meta:editing-duration>P2DT4H51M36S</meta:editing-duration>
    <meta:editing-cycles>45</meta:editing-cycles>
    <meta:generator>LibreOffice/6.1.5.2$Linux_ARM_EABI LibreOffice_project/10$Build-2</meta:generator>
    <meta:document-statistic meta:table-count="4" meta:cell-count="57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28:Profiles.H30" chart:data-source-has-labels="both" svg:x="0.32cm" svg:y="0.18cm" svg:width="13.63cm" svg:height="8.646cm">
          <chartooo:coordinate-region svg:x="1.418cm" svg:y="0.18cm" svg:width="12.532cm" svg:height="6.026cm"/>
          <chart:axis chart:dimension="x" chart:name="primary-x" chart:style-name="ch4" chartooo:axis-type="auto">
            <chartooo:date-scale/>
            <chart:categories table:cell-range-address="Profiles.B28:Profiles.H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29:Profiles.H29" chart:label-cell-address="Profiles.A29:Profiles.A29" chart:class="chart:bar">
            <chart:data-point chart:repeated="7"/>
          </chart:series>
          <chart:series chart:style-name="ch8" chart:values-cell-range-address="Profiles.B30:Profiles.H30" chart:label-cell-address="Profiles.A30:Profiles.A3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28:Profiles.H28</svg:desc>
                </draw:g>
              </table:table-cell>
              <table:table-cell office:value-type="string">
                <text:p>Kernel1</text:p>
              </table:table-cell>
              <table:table-cell office:value-type="string">
                <text:p>Kernel2 1 QPU</text:p>
              </table:table-cell>
              <table:table-cell office:value-type="string">
                <text:p>Kernel2 4 QPUs</text:p>
              </table:table-cell>
              <table:table-cell office:value-type="string">
                <text:p>Kernel2 8 QPUs</text:p>
              </table:table-cell>
              <table:table-cell office:value-type="string">
                <text:p>Kernel2 12 QPU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29:Profiles.A29</svg:desc>
                </draw:g>
              </table:table-cell>
              <table:table-cell office:value-type="float" office:value="0.020532">
                <text:p>0.020532</text:p>
                <draw:g>
                  <svg:desc>Profiles.B29:Profiles.H29</svg:desc>
                </draw:g>
              </table:table-cell>
              <table:table-cell office:value-type="float" office:value="0.032531">
                <text:p>0.032531</text:p>
              </table:table-cell>
              <table:table-cell office:value-type="float" office:value="0.015441">
                <text:p>0.015441</text:p>
              </table:table-cell>
              <table:table-cell office:value-type="float" office:value="0.013367">
                <text:p>0.013367</text:p>
              </table:table-cell>
              <table:table-cell office:value-type="float" office:value="0.013368">
                <text:p>0.013368</text:p>
              </table:table-cell>
              <table:table-cell office:value-type="float" office:value="0.013386">
                <text:p>0.013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-64</text:p>
                <draw:g>
                  <svg:desc>Profiles.A30:Profiles.A30</svg:desc>
                </draw:g>
              </table:table-cell>
              <table:table-cell office:value-type="float" office:value="0.008814">
                <text:p>0.008814</text:p>
                <draw:g>
                  <svg:desc>Profiles.B30:Profiles.H30</svg:desc>
                </draw:g>
              </table:table-cell>
              <table:table-cell office:value-type="float" office:value="0.008867">
                <text:p>0.008867</text:p>
              </table:table-cell>
              <table:table-cell office:value-type="float" office:value="0.00566">
                <text:p>0.00566</text:p>
              </table:table-cell>
              <table:table-cell office:value-type="float" office:value="NaN">
                <text:p>NaN</text:p>
              </table:table-cell>
              <table:table-cell office:value-type="float" office:value="0.001803">
                <text:p>0.00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67cm" svg:height="9.008cm" xlink:href=".." xlink:type="simple" chart:class="chart:bar" chart:style-name="ch1">
        <chart:legend chart:legend-position="end" svg:x="15.989cm" svg:y="3.209cm" style:legend-expansion="high" chart:style-name="ch2"/>
        <chart:plot-area chart:style-name="ch3" table:cell-range-address="Profiles.A4:Profiles.F9" chart:data-source-has-labels="both" svg:x="0.379cm" svg:y="0.18cm" svg:width="15.231cm" svg:height="8.648cm">
          <chartooo:coordinate-region svg:x="1cm" svg:y="0.379cm" svg:width="14.61cm" svg:height="7.802cm"/>
          <chart:axis chart:dimension="x" chart:name="primary-x" chart:style-name="ch4" chartooo:axis-type="auto">
            <chartooo:date-scale/>
            <chart:categories table:cell-range-address="Profiles.B4:Profiles.F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:Profiles.F5" chart:label-cell-address="Profiles.A5:Profiles.A5" chart:class="chart:bar">
            <chart:data-point chart:repeated="5"/>
          </chart:series>
          <chart:series chart:style-name="ch8" chart:values-cell-range-address="Profiles.B6:Profiles.F6" chart:label-cell-address="Profiles.A6:Profiles.A6" chart:class="chart:bar">
            <chart:data-point chart:repeated="5"/>
          </chart:series>
          <chart:series chart:style-name="ch9" chart:values-cell-range-address="Profiles.B7:Profiles.F7" chart:label-cell-address="Profiles.A7:Profiles.A7" chart:class="chart:bar">
            <chart:data-point chart:repeated="5"/>
          </chart:series>
          <chart:series chart:style-name="ch10" chart:values-cell-range-address="Profiles.B8:Profiles.F8" chart:label-cell-address="Profiles.A8:Profiles.A8" chart:class="chart:bar">
            <chart:data-point chart:repeated="5"/>
          </chart:series>
          <chart:series chart:style-name="ch11" chart:values-cell-range-address="Profiles.B9:Profiles.F9" chart:label-cell-address="Profiles.A9:Profiles.A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4:Profiles.F4</svg:desc>
                </draw:g>
              </table:table-cell>
              <table:table-cell office:value-type="string">
                <text:p>dotvector</text:p>
              </table:table-cell>
              <table:table-cell office:value-type="string">
                <text:p>1248 rotate</text:p>
              </table:table-cell>
              <table:table-cell office:value-type="string">
                <text:p>prefetch</text:p>
              </table:table-cell>
              <table:table-cell office:value-type="string">
                <text:p>8 QPUs</text:p>
              </table:table-cell>
            </table:table-row>
          </table:table-header-rows>
          <table:table-rows>
            <table:table-row>
              <table:table-cell office:value-type="string">
                <text:p>Intel I7</text:p>
                <draw:g>
                  <svg:desc>Profiles.A5:Profiles.A5</svg:desc>
                </draw:g>
              </table:table-cell>
              <table:table-cell office:value-type="float" office:value="3.092124">
                <text:p>3.092124</text:p>
                <draw:g>
                  <svg:desc>Profiles.B5:Profiles.F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 dummy</text:p>
                <draw:g>
                  <svg:desc>Profiles.A6:Profiles.A6</svg:desc>
                </draw:g>
              </table:table-cell>
              <table:table-cell office:value-type="float" office:value="NaN">
                <text:p>NaN</text:p>
                <draw:g>
                  <svg:desc>Profiles.B6:Profiles.F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.431674">
                <text:p>4.431674</text:p>
              </table:table-cell>
              <table:table-cell office:value-type="float" office:value="4.430315">
                <text:p>4.430315</text:p>
              </table:table-cell>
              <table:table-cell office:value-type="float" office:value="0.51924">
                <text:p>0.51924</text:p>
              </table:table-cell>
            </table:table-row>
            <table:table-row>
              <table:table-cell office:value-type="string">
                <text:p>Pi3</text:p>
                <draw:g>
                  <svg:desc>Profiles.A7:Profiles.A7</svg:desc>
                </draw:g>
              </table:table-cell>
              <table:table-cell office:value-type="float" office:value="108.644453">
                <text:p>108.644453</text:p>
                <draw:g>
                  <svg:desc>Profiles.B7:Profiles.F7</svg:desc>
                </draw:g>
              </table:table-cell>
              <table:table-cell office:value-type="float" office:value="49.398058">
                <text:p>49.398058</text:p>
              </table:table-cell>
              <table:table-cell office:value-type="float" office:value="46.243967">
                <text:p>46.243967</text:p>
              </table:table-cell>
              <table:table-cell office:value-type="float" office:value="6.907181">
                <text:p>6.907181</text:p>
              </table:table-cell>
              <table:table-cell office:value-type="float" office:value="1.272363">
                <text:p>1.272363</text:p>
              </table:table-cell>
            </table:table-row>
            <table:table-row>
              <table:table-cell office:value-type="string">
                <text:p>Pi4-64</text:p>
                <draw:g>
                  <svg:desc>Profiles.A8:Profiles.A8</svg:desc>
                </draw:g>
              </table:table-cell>
              <table:table-cell office:value-type="float" office:value="13.497253">
                <text:p>13.497253</text:p>
                <draw:g>
                  <svg:desc>Profiles.B8:Profiles.F8</svg:desc>
                </draw:g>
              </table:table-cell>
              <table:table-cell office:value-type="float" office:value="16.010355">
                <text:p>16.010355</text:p>
              </table:table-cell>
              <table:table-cell office:value-type="float" office:value="12.905957">
                <text:p>12.905957</text:p>
              </table:table-cell>
              <table:table-cell office:value-type="float" office:value="2.718919">
                <text:p>2.718919</text:p>
              </table:table-cell>
              <table:table-cell office:value-type="float" office:value="0.408764">
                <text:p>0.408764</text:p>
              </table:table-cell>
            </table:table-row>
            <table:table-row>
              <table:table-cell office:value-type="string">
                <text:p>Pi4-64 dummy</text:p>
                <draw:g>
                  <svg:desc>Profiles.A9:Profiles.A9</svg:desc>
                </draw:g>
              </table:table-cell>
              <table:table-cell office:value-type="float" office:value="NaN">
                <text:p>NaN</text:p>
                <draw:g>
                  <svg:desc>Profiles.B9:Profiles.F9</svg:desc>
                </draw:g>
              </table:table-cell>
              <table:table-cell office:value-type="float" office:value="3.936095">
                <text:p>3.936095</text:p>
              </table:table-cell>
              <table:table-cell office:value-type="float" office:value="3.094523">
                <text:p>3.094523</text:p>
              </table:table-cell>
              <table:table-cell office:value-type="float" office:value="2.062061">
                <text:p>2.062061</text:p>
              </table:table-cell>
              <table:table-cell office:value-type="float" office:value="0.261619">
                <text:p>0.2616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50:Profiles.E52" chart:data-source-has-labels="both" svg:x="0.32cm" svg:y="0.18cm" svg:width="13.63cm" svg:height="8.646cm">
          <chartooo:coordinate-region svg:x="0.756cm" svg:y="0.379cm" svg:width="13.194cm" svg:height="7.8cm"/>
          <chart:axis chart:dimension="x" chart:name="primary-x" chart:style-name="ch4" chartooo:axis-type="auto">
            <chartooo:date-scale/>
            <chart:categories table:cell-range-address="Profiles.B50:Profiles.E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1:Profiles.E51" chart:label-cell-address="Profiles.A51:Profiles.A51" chart:class="chart:bar">
            <chart:data-point chart:repeated="4"/>
          </chart:series>
          <chart:series chart:style-name="ch8" chart:values-cell-range-address="Profiles.B52:Profiles.E52" chart:label-cell-address="Profiles.A52:Profiles.A5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50:Profiles.E50</svg:desc>
                </draw:g>
              </table:table-cell>
              <table:table-cell office:value-type="string">
                <text:p>single</text:p>
              </table:table-cell>
              <table:table-cell office:value-type="string">
                <text:p>Multi 1 QPU</text:p>
              </table:table-cell>
              <table:table-cell office:value-type="string">
                <text:p>Multi 8 QPUs</text:p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51:Profiles.A51</svg:desc>
                </draw:g>
              </table:table-cell>
              <table:table-cell office:value-type="float" office:value="7.075472">
                <text:p>7.075472</text:p>
                <draw:g>
                  <svg:desc>Profiles.B51:Profiles.E51</svg:desc>
                </draw:g>
              </table:table-cell>
              <table:table-cell office:value-type="float" office:value="3.002719">
                <text:p>3.002719</text:p>
              </table:table-cell>
              <table:table-cell office:value-type="float" office:value="2.979217">
                <text:p>2.979217</text:p>
              </table:table-cell>
              <table:table-cell office:value-type="float" office:value="0.585395">
                <text:p>0.585395</text:p>
              </table:table-cell>
            </table:table-row>
            <table:table-row>
              <table:table-cell office:value-type="string">
                <text:p>Pi4-64</text:p>
                <draw:g>
                  <svg:desc>Profiles.A52:Profiles.A52</svg:desc>
                </draw:g>
              </table:table-cell>
              <table:table-cell office:value-type="float" office:value="2.632804">
                <text:p>2.632804</text:p>
                <draw:g>
                  <svg:desc>Profiles.B52:Profiles.E52</svg:desc>
                </draw:g>
              </table:table-cell>
              <table:table-cell office:value-type="float" office:value="1.991902">
                <text:p>1.991902</text:p>
              </table:table-cell>
              <table:table-cell office:value-type="float" office:value="2.012528">
                <text:p>2.012528</text:p>
              </table:table-cell>
              <table:table-cell office:value-type="float" office:value="0.311534">
                <text:p>0.3115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1.756cm" svg:y="3.457cm" style:legend-expansion="high" chart:style-name="ch2"/>
        <chart:plot-area chart:style-name="ch3" table:cell-range-address="Profiles.A78:Profiles.F82" chart:data-source-has-labels="both" svg:x="0.32cm" svg:y="0.18cm" svg:width="11.116cm" svg:height="8.646cm">
          <chartooo:coordinate-region svg:x="1.047cm" svg:y="0.38cm" svg:width="10.389cm" svg:height="7.799cm"/>
          <chart:axis chart:dimension="x" chart:name="primary-x" chart:style-name="ch4" chartooo:axis-type="auto">
            <chartooo:date-scale/>
            <chart:categories table:cell-range-address="Profiles.B78:Profiles.F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79:Profiles.F79" chart:label-cell-address="Profiles.A79:Profiles.A79" chart:class="chart:bar">
            <chart:data-point chart:repeated="5"/>
          </chart:series>
          <chart:series chart:style-name="ch8" chart:values-cell-range-address="Profiles.B80:Profiles.F80" chart:label-cell-address="Profiles.A80:Profiles.A80" chart:class="chart:bar">
            <chart:data-point chart:repeated="5"/>
          </chart:series>
          <chart:series chart:style-name="ch9" chart:values-cell-range-address="Profiles.B81:Profiles.F81" chart:label-cell-address="Profiles.A81:Profiles.A81" chart:class="chart:bar">
            <chart:data-point chart:repeated="5"/>
          </chart:series>
          <chart:series chart:style-name="ch10" chart:values-cell-range-address="Profiles.B82:Profiles.F82" chart:label-cell-address="Profiles.A82:Profiles.A8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QPU</text:p>
                <draw:g>
                  <svg:desc>Profiles.B78:Profiles.F78</svg:desc>
                </draw:g>
              </table:table-cell>
              <table:table-cell office:value-type="string">
                <text:p>2 QPUs</text:p>
              </table:table-cell>
              <table:table-cell office:value-type="string">
                <text:p>4 QPUs</text:p>
              </table:table-cell>
              <table:table-cell office:value-type="string">
                <text:p>8 QPUs</text:p>
              </table:table-cell>
              <table:table-cell office:value-type="string">
                <text:p>12 QPUs</text:p>
              </table:table-cell>
            </table:table-row>
          </table:table-header-rows>
          <table:table-rows>
            <table:table-row>
              <table:table-cell office:value-type="string">
                <text:p>DMA 1 QPU kernel</text:p>
                <draw:g>
                  <svg:desc>Profiles.A79:Profiles.A79</svg:desc>
                </draw:g>
              </table:table-cell>
              <table:table-cell office:value-type="float" office:value="0.170312">
                <text:p>0.170312</text:p>
                <draw:g>
                  <svg:desc>Profiles.B79:Profiles.F79</svg:desc>
                </draw:g>
              </table:table-cell>
              <table:table-cell office:value-type="float" office:value="0.193194">
                <text:p>0.193194</text:p>
              </table:table-cell>
              <table:table-cell office:value-type="float" office:value="0.326194">
                <text:p>0.326194</text:p>
              </table:table-cell>
              <table:table-cell office:value-type="float" office:value="0.652056">
                <text:p>0.652056</text:p>
              </table:table-cell>
              <table:table-cell office:value-type="float" office:value="0.978683">
                <text:p>0.978683</text:p>
              </table:table-cell>
            </table:table-row>
            <table:table-row>
              <table:table-cell office:value-type="string">
                <text:p>TMU 1 QPU kernel</text:p>
                <draw:g>
                  <svg:desc>Profiles.A80:Profiles.A80</svg:desc>
                </draw:g>
              </table:table-cell>
              <table:table-cell office:value-type="float" office:value="0.116388">
                <text:p>0.116388</text:p>
                <draw:g>
                  <svg:desc>Profiles.B80:Profiles.F80</svg:desc>
                </draw:g>
              </table:table-cell>
              <table:table-cell office:value-type="float" office:value="0.143072">
                <text:p>0.143072</text:p>
              </table:table-cell>
              <table:table-cell office:value-type="float" office:value="0.273717">
                <text:p>0.273717</text:p>
              </table:table-cell>
              <table:table-cell office:value-type="float" office:value="0.546734">
                <text:p>0.546734</text:p>
              </table:table-cell>
              <table:table-cell office:value-type="float" office:value="0.819782">
                <text:p>0.819782</text:p>
              </table:table-cell>
            </table:table-row>
            <table:table-row>
              <table:table-cell office:value-type="string">
                <text:p>DMA multi QPU kernel</text:p>
                <draw:g>
                  <svg:desc>Profiles.A81:Profiles.A81</svg:desc>
                </draw:g>
              </table:table-cell>
              <table:table-cell office:value-type="float" office:value="0.169547">
                <text:p>0.169547</text:p>
                <draw:g>
                  <svg:desc>Profiles.B81:Profiles.F81</svg:desc>
                </draw:g>
              </table:table-cell>
              <table:table-cell office:value-type="float" office:value="0.095414">
                <text:p>0.095414</text:p>
              </table:table-cell>
              <table:table-cell office:value-type="float" office:value="0.08213">
                <text:p>0.08213</text:p>
              </table:table-cell>
              <table:table-cell office:value-type="float" office:value="0.082325">
                <text:p>0.082325</text:p>
              </table:table-cell>
              <table:table-cell office:value-type="float" office:value="0.082253">
                <text:p>0.082253</text:p>
              </table:table-cell>
            </table:table-row>
            <table:table-row>
              <table:table-cell office:value-type="string">
                <text:p>TMU multi QPU kernel</text:p>
                <draw:g>
                  <svg:desc>Profiles.A82:Profiles.A82</svg:desc>
                </draw:g>
              </table:table-cell>
              <table:table-cell office:value-type="float" office:value="0.115114">
                <text:p>0.115114</text:p>
                <draw:g>
                  <svg:desc>Profiles.B82:Profiles.F82</svg:desc>
                </draw:g>
              </table:table-cell>
              <table:table-cell office:value-type="float" office:value="0.074205">
                <text:p>0.074205</text:p>
              </table:table-cell>
              <table:table-cell office:value-type="float" office:value="0.068838">
                <text:p>0.068838</text:p>
              </table:table-cell>
              <table:table-cell office:value-type="float" office:value="0.06886">
                <text:p>0.06886</text:p>
              </table:table-cell>
              <table:table-cell office:value-type="float" office:value="0.068878">
                <text:p>0.0688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title svg:x="4.506cm" svg:y="0.316cm" chart:style-name="ch2">
          <text:p>Percentage change execution time</text:p>
        </chart:title>
        <chart:legend chart:legend-position="end" svg:x="14.482cm" svg:y="3.955cm" style:legend-expansion="high" chart:style-name="ch3"/>
        <chart:plot-area chart:style-name="ch4" table:cell-range-address="Profiles.A96:Profiles.C98" chart:data-source-has-labels="both" svg:x="1.331cm" svg:y="1.275cm" svg:width="12.831cm" svg:height="7.551cm">
          <chartooo:coordinate-region svg:x="2.138cm" svg:y="1.474cm" svg:width="12.024cm" svg:height="6.705cm"/>
          <chart:axis chart:dimension="x" chart:name="primary-x" chart:style-name="ch5" chartooo:axis-type="auto">
            <chartooo:date-scale/>
            <chart:categories table:cell-range-address="Profiles.B96:Profiles.C96"/>
          </chart:axis>
          <chart:axis chart:dimension="y" chart:name="primary-y" chart:style-name="ch6">
            <chart:title svg:x="0.451cm" svg:y="5.253cm" chart:style-name="ch7">
              <text:p>%</text:p>
            </chart:title>
            <chart:grid chart:style-name="ch8" chart:class="major"/>
          </chart:axis>
          <chart:series chart:style-name="ch9" chart:values-cell-range-address="Profiles.B97:Profiles.C97" chart:label-cell-address="Profiles.A97:Profiles.A97" chart:class="chart:bar">
            <chart:data-point chart:repeated="2"/>
          </chart:series>
          <chart:series chart:style-name="ch10" chart:values-cell-range-address="Profiles.B98:Profiles.C98" chart:label-cell-address="Profiles.A98:Profiles.A98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rix</text:p>
                <draw:g>
                  <svg:desc>Profiles.B96:Profiles.C96</svg:desc>
                </draw:g>
              </table:table-cell>
              <table:table-cell office:value-type="string">
                <text:p>Rot3D</text:p>
              </table:table-cell>
            </table:table-row>
          </table:table-header-rows>
          <table:table-rows>
            <table:table-row>
              <table:table-cell office:value-type="string">
                <text:p>DMA</text:p>
                <draw:g>
                  <svg:desc>Profiles.A97:Profiles.A97</svg:desc>
                </draw:g>
              </table:table-cell>
              <table:table-cell office:value-type="float" office:value="100">
                <text:p>100</text:p>
                <draw:g>
                  <svg:desc>Profiles.B97:Profiles.C97</svg:desc>
                </draw:g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MU</text:p>
                <draw:g>
                  <svg:desc>Profiles.A98:Profiles.A98</svg:desc>
                </draw:g>
              </table:table-cell>
              <table:table-cell office:value-type="float" office:value="47.5003454750954">
                <text:p>47.5003454750954</text:p>
                <draw:g>
                  <svg:desc>Profiles.B98:Profiles.C98</svg:desc>
                </draw:g>
              </table:table-cell>
              <table:table-cell office:value-type="float" office:value="68.3381088825215">
                <text:p>68.33810888252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